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EA937515DA6FF0383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2cm" svg:stroke-color="#ff333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color="#9900ff" draw:fill="none" draw:fill-color="#ffffff" draw:auto-grow-height="true" draw:auto-grow-width="false" fo:max-height="0cm" fo:min-height="0.385cm"/>
      <style:paragraph-properties style:writing-mode="lr-tb"/>
    </style:style>
    <style:style style:name="gr4" style:family="graphic" style:parent-style-name="objectwithoutfill">
      <style:graphic-properties svg:stroke-width="0.051cm" svg:stroke-color="#ffff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9900ff" draw:fill="solid" draw:fill-color="#b2b2b2" draw:opacity="50%" draw:auto-grow-height="true" draw:auto-grow-width="false" fo:max-height="0cm" fo:min-height="0.395cm" draw:shadow-opacity="50%"/>
      <style:paragraph-properties style:writing-mode="lr-tb"/>
    </style:style>
    <style:style style:name="gr6" style:family="graphic" style:parent-style-name="standard">
      <style:graphic-properties draw:stroke="none" svg:stroke-color="#9900ff" draw:fill="solid" draw:fill-color="#b2b2b2" draw:opacity="50%" draw:auto-grow-height="true" draw:auto-grow-width="false" fo:max-height="0cm" fo:min-height="0.282cm" draw:shadow-opacity="50%"/>
      <style:paragraph-properties style:writing-mode="lr-tb"/>
    </style:style>
    <style:style style:name="gr7" style:family="graphic" style:parent-style-name="standard">
      <style:graphic-properties draw:stroke="none" svg:stroke-color="#9900ff" draw:fill="solid" draw:fill-color="#b2b2b2" draw:opacity="50%" draw:auto-grow-height="true" draw:auto-grow-width="false" fo:max-height="0cm" fo:min-height="0.261cm" draw:shadow-opacity="50%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3333ff" loext:opacity="100%" fo:font-size="10pt" fo:font-weight="bold"/>
    </style:style>
    <style:style style:name="P4" style:family="paragraph">
      <loext:graphic-properties draw:fill="none" draw:fill-color="#ffffff"/>
      <style:text-properties fo:color="#3333ff" loext:opacity="100%" fo:font-size="10pt" fo:font-weight="bold"/>
    </style:style>
    <style:style style:name="P5" style:family="paragraph">
      <style:text-properties fo:color="#ffff66" loext:opacity="100%" fo:font-size="8pt" fo:font-weight="bold"/>
    </style:style>
    <style:style style:name="P6" style:family="paragraph">
      <loext:graphic-properties draw:fill="solid" draw:fill-color="#b2b2b2" draw:opacity="50%"/>
      <style:text-properties fo:color="#ffff66" loext:opacity="100%" fo:font-size="8pt" fo:font-weight="bold"/>
    </style:style>
    <style:style style:name="P7" style:family="paragraph">
      <loext:graphic-properties draw:fill-color="#ffffff"/>
    </style:style>
    <style:style style:name="T1" style:family="text">
      <style:text-properties fo:color="#3333ff" loext:opacity="100%" fo:font-size="10pt" fo:font-weight="bold"/>
    </style:style>
    <style:style style:name="T2" style:family="text">
      <style:text-properties fo:color="#ffff66" loext:opacity="100%" fo:font-size="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2.7cm" svg:height="9.941cm" svg:x="5.953cm" svg:y="3.109cm">
          <draw:image xlink:href="Pictures/1000000000000500000003EA937515DA6FF03834.jpg" xlink:type="simple" xlink:show="embed" xlink:actuate="onLoad" draw:mime-type="image/jpeg">
            <text:p/>
          </draw:image>
        </draw:frame>
        <draw:line draw:style-name="gr2" draw:text-style-name="P2" draw:layer="layout" svg:x1="10.913cm" svg:y1="4.366cm" svg:x2="13.559cm" svg:y2="5.054cm">
          <text:p/>
        </draw:line>
        <draw:line draw:style-name="gr2" draw:text-style-name="P2" draw:layer="layout" svg:x1="11.027cm" svg:y1="4.328cm" svg:x2="11.644cm" svg:y2="2.173cm">
          <text:p/>
        </draw:line>
        <draw:frame draw:style-name="gr3" draw:text-style-name="P4" draw:layer="layout" svg:width="1.905cm" svg:height="0.645cm" svg:x="11.149cm" svg:y="3.945cm">
          <draw:text-box>
            <text:p text:style-name="P3"><text:span text:style-name="T1">Axis #0</text:span></text:p>
          </draw:text-box>
        </draw:frame>
        <draw:frame draw:style-name="gr3" draw:text-style-name="P4" draw:layer="layout" svg:width="1.905cm" svg:height="0.645cm" svg:x="11.292cm" svg:y="3.075cm">
          <draw:text-box>
            <text:p text:style-name="P3"><text:span text:style-name="T1">Axis #1</text:span></text:p>
          </draw:text-box>
        </draw:frame>
        <draw:line draw:style-name="gr4" draw:text-style-name="P2" draw:layer="layout" svg:x1="6.217cm" svg:y1="5.596cm" svg:x2="9.498cm" svg:y2="5.662cm">
          <text:p/>
        </draw:line>
        <draw:line draw:style-name="gr4" draw:text-style-name="P2" draw:layer="layout" svg:x1="11.027cm" svg:y1="4.328cm" svg:x2="10.622cm" svg:y2="7.63cm">
          <text:p/>
        </draw:line>
        <draw:line draw:style-name="gr2" draw:text-style-name="P2" draw:layer="layout" svg:x1="13.989cm" svg:y1="5.1cm" svg:x2="16.635cm" svg:y2="5.788cm">
          <text:p/>
        </draw:line>
        <draw:line draw:style-name="gr2" draw:text-style-name="P2" draw:layer="layout" svg:x1="14.103cm" svg:y1="5.062cm" svg:x2="14.72cm" svg:y2="2.907cm">
          <text:p/>
        </draw:line>
        <draw:frame draw:style-name="gr3" draw:text-style-name="P4" draw:layer="layout" svg:width="1.905cm" svg:height="0.645cm" svg:x="14.265cm" svg:y="4.579cm">
          <draw:text-box>
            <text:p text:style-name="P3"><text:span text:style-name="T1">Axis #2</text:span></text:p>
          </draw:text-box>
        </draw:frame>
        <draw:frame draw:style-name="gr3" draw:text-style-name="P4" draw:layer="layout" svg:width="1.905cm" svg:height="0.645cm" svg:x="14.653cm" svg:y="3.606cm">
          <draw:text-box>
            <text:p text:style-name="P3"><text:span text:style-name="T1">Axis #3</text:span></text:p>
          </draw:text-box>
        </draw:frame>
        <draw:line draw:style-name="gr4" draw:text-style-name="P2" draw:layer="layout" svg:x1="14.103cm" svg:y1="5.062cm" svg:x2="13.698cm" svg:y2="8.364cm">
          <text:p/>
        </draw:line>
        <draw:line draw:style-name="gr2" draw:text-style-name="P2" draw:layer="layout" svg:x1="5.95cm" svg:y1="5.555cm" svg:x2="8.596cm" svg:y2="6.243cm">
          <text:p/>
        </draw:line>
        <draw:line draw:style-name="gr2" draw:text-style-name="P2" draw:layer="layout" svg:x1="6.064cm" svg:y1="5.517cm" svg:x2="6.681cm" svg:y2="3.362cm">
          <text:p/>
        </draw:line>
        <draw:frame draw:style-name="gr3" draw:text-style-name="P4" draw:layer="layout" svg:width="1.905cm" svg:height="0.645cm" svg:x="5.779cm" svg:y="5.866cm">
          <draw:text-box>
            <text:p text:style-name="P3"><text:span text:style-name="T1">Axis #4</text:span></text:p>
          </draw:text-box>
        </draw:frame>
        <draw:frame draw:style-name="gr3" draw:text-style-name="P4" draw:layer="layout" svg:width="1.905cm" svg:height="0.645cm" svg:x="6.329cm" svg:y="4.264cm">
          <draw:text-box>
            <text:p text:style-name="P3"><text:span text:style-name="T1">Axis #5</text:span></text:p>
          </draw:text-box>
        </draw:frame>
        <draw:frame draw:style-name="gr5" draw:text-style-name="P6" draw:layer="layout" svg:width="1.123cm" svg:height="0.645cm" svg:x="14.263cm" svg:y="6.588cm">
          <draw:text-box>
            <text:p text:style-name="P5"><text:span text:style-name="T2">B#3</text:span></text:p>
          </draw:text-box>
        </draw:frame>
        <draw:frame draw:style-name="gr5" draw:text-style-name="P6" draw:layer="layout" svg:width="1.123cm" svg:height="0.645cm" svg:x="15.524cm" svg:y="6.079cm">
          <draw:text-box>
            <text:p text:style-name="P5"><text:span text:style-name="T2">B#0</text:span></text:p>
          </draw:text-box>
        </draw:frame>
        <draw:frame draw:style-name="gr5" draw:text-style-name="P6" draw:layer="layout" svg:width="1.123cm" svg:height="0.645cm" svg:x="16.196cm" svg:y="7.158cm">
          <draw:text-box>
            <text:p text:style-name="P5"><text:span text:style-name="T2">B#1</text:span></text:p>
          </draw:text-box>
        </draw:frame>
        <draw:frame draw:style-name="gr5" draw:text-style-name="P6" draw:layer="layout" svg:width="1.123cm" svg:height="0.645cm" svg:x="15.073cm" svg:y="7.803cm">
          <draw:text-box>
            <text:p text:style-name="P5"><text:span text:style-name="T2">B#2</text:span></text:p>
          </draw:text-box>
        </draw:frame>
        <draw:frame draw:style-name="gr5" draw:text-style-name="P6" draw:layer="layout" svg:width="1.123cm" svg:height="0.645cm" svg:x="9.32cm" svg:y="3.066cm">
          <draw:text-box>
            <text:p text:style-name="P5"><text:span text:style-name="T2">B#4</text:span></text:p>
          </draw:text-box>
        </draw:frame>
        <draw:frame draw:style-name="gr5" draw:text-style-name="P6" draw:layer="layout" svg:width="1.123cm" svg:height="0.645cm" svg:x="16.184cm" svg:y="4.353cm">
          <draw:text-box>
            <text:p text:style-name="P5"><text:span text:style-name="T2">B#5</text:span></text:p>
          </draw:text-box>
        </draw:frame>
        <draw:frame draw:style-name="gr5" draw:text-style-name="P6" draw:layer="layout" svg:width="1.123cm" svg:height="0.645cm" svg:x="9.904cm" svg:y="2.464cm">
          <draw:text-box>
            <text:p text:style-name="P5"><text:span text:style-name="T2">B#6</text:span></text:p>
          </draw:text-box>
        </draw:frame>
        <draw:frame draw:style-name="gr5" draw:text-style-name="P6" draw:layer="layout" svg:width="1.123cm" svg:height="0.645cm" svg:x="16.701cm" svg:y="3.726cm">
          <draw:text-box>
            <text:p text:style-name="P5"><text:span text:style-name="T2">B#7</text:span></text:p>
          </draw:text-box>
        </draw:frame>
        <draw:frame draw:style-name="gr5" draw:text-style-name="P6" draw:layer="layout" svg:width="1.123cm" svg:height="0.645cm" svg:x="11.43cm" svg:y="5.715cm">
          <draw:text-box>
            <text:p text:style-name="P5"><text:span text:style-name="T2">B#8</text:span></text:p>
          </draw:text-box>
        </draw:frame>
        <draw:frame draw:style-name="gr5" draw:text-style-name="P6" draw:layer="layout" svg:width="1.123cm" svg:height="0.645cm" svg:x="12.774cm" svg:y="6.103cm">
          <draw:text-box>
            <text:p text:style-name="P5"><text:span text:style-name="T2">B#9</text:span></text:p>
          </draw:text-box>
        </draw:frame>
        <draw:frame draw:style-name="gr6" draw:text-style-name="P6" draw:layer="layout" svg:width="1.188cm" svg:height="0.569cm" svg:x="9.863cm" svg:y="8.199cm">
          <draw:text-box>
            <text:p text:style-name="P5"><text:span text:style-name="T2">B#10</text:span></text:p>
          </draw:text-box>
        </draw:frame>
        <draw:frame draw:style-name="gr7" draw:text-style-name="P6" draw:layer="layout" svg:width="1.29cm" svg:height="0.569cm" svg:x="12.875cm" svg:y="8.993cm">
          <draw:text-box>
            <text:p text:style-name="P5"><text:span text:style-name="T2">B#11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66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1T15:52:25.981404379</meta:creation-date>
    <dc:date>2023-08-11T16:07:53.223278409</dc:date>
    <meta:editing-duration>PT15M24S</meta:editing-duration>
    <meta:editing-cycles>9</meta:editing-cycles>
    <meta:generator>LibreOffice/7.3.7.2$Linux_X86_64 LibreOffice_project/30$Build-2</meta:generator>
    <meta:document-statistic meta:object-count="51"/>
  </office:meta>
</office:document-meta>
</file>